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20a49" officeooo:paragraph-rsid="00020a49"/>
    </style:style>
    <style:style style:name="P2" style:family="paragraph" style:parent-style-name="Standard">
      <style:text-properties officeooo:rsid="000337dc" officeooo:paragraph-rsid="00020a49"/>
    </style:style>
    <style:style style:name="P3" style:family="paragraph" style:parent-style-name="Standard">
      <style:text-properties officeooo:rsid="000337dc" officeooo:paragraph-rsid="000337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shell:</text:p>
      <text:p text:style-name="P1"/>
      <text:p text:style-name="P1">class→main-code-compile-run</text:p>
      <text:p text:style-name="P1"/>
      <text:p text:style-name="P1">[;]—semicolon is not mandatory</text:p>
      <text:p text:style-name="P1"/>
      <text:p text:style-name="P1">Jshell--/exit <text:s/>it is used for exitjshell</text:p>
      <text:p text:style-name="P1"/>
      <text:p text:style-name="P1">Jshell--/history is comes previous <text:s/>entered data</text:p>
      <text:p text:style-name="P1"/>
      <text:p text:style-name="P1">jshell--/List it comes java list</text:p>
      <text:p text:style-name="P2"/>
      <text:p text:style-name="P3">Type \help for shortcuts and other commands</text:p>
      <text:p text:style-name="P3"/>
      <text:p text:style-name="P3">There are many inbuilt short cuts which can be used in regular basis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9T20:27:52.841184200</meta:creation-date>
    <dc:date>2025-02-21T20:38:53.167328000</dc:date>
    <meta:editing-duration>PT9M16S</meta:editing-duration>
    <meta:editing-cycles>3</meta:editing-cycles>
    <meta:generator>LibreOffice/25.2.0.3$Windows_X86_64 LibreOffice_project/e1cf4a87eb02d755bce1a01209907ea5ddc8f069</meta:generator>
    <meta:document-statistic meta:table-count="0" meta:image-count="0" meta:object-count="0" meta:page-count="1" meta:paragraph-count="8" meta:word-count="47" meta:character-count="295" meta:non-whitespace-character-count="258"/>
  </office:meta>
</office:document-meta>
</file>